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aleway" svg:font-family="Raleway, apple-system, BlinkMacSystemFont, 'Segoe UI', Roboto, 'Helvetica Neue', Arial, sans-serif, 'Apple Color Emoji', 'Segoe UI Emoji', 'Segoe UI 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T1" style:family="text">
      <style:text-properties fo:font-variant="normal" fo:text-transform="none" fo:color="#555555" style:font-name="Raleway"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yui_3_17_2_1_1597191809675_489"/><text:span text:style-name="T1">What is your favorite thing you learned this week?</text:span><text:line-break/><text:line-break/>My favorite thing I learned this week was how to create and use an entity relationship diagram. An entity relationship diagram is a visual representation of the database that you want to create. Not only does it show you each column and their individual rows, it shows you how the columns relate to each other via primary and foreign keys, as well as through connecting lines that represent types of relationships such as one-to-many or many-to-man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aleway" svg:font-family="Raleway, apple-system, BlinkMacSystemFont, 'Segoe UI', Roboto, 'Helvetica Neue', Arial, sans-serif, 'Apple Color Emoji', 'Segoe UI Emoji', 'Segoe UI 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lin Cramer</meta:initial-creator>
    <meta:creation-date>2020-08-08T11:48:55.15</meta:creation-date>
    <dc:date>2020-08-12T17:56:35.06</dc:date>
    <dc:creator>Colin Cramer</dc:creator>
    <meta:editing-duration>PT4M</meta:editing-duration>
    <meta:editing-cycles>4</meta:editing-cycles>
    <meta:generator>OpenOffice/4.1.7$Win32 OpenOffice.org_project/417m1$Build-9800</meta:generator>
    <meta:document-statistic meta:table-count="0" meta:image-count="0" meta:object-count="0" meta:page-count="1" meta:paragraph-count="1" meta:word-count="85" meta:character-count="502"/>
  </office:meta>
</office:document-meta>
</file>